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shapes>
          <draw:frame draw:z-index="0" draw:style-name="gr1" draw:text-style-name="P1" svg:width="10.902cm" svg:height="7.65cm" svg:x="6.739cm" svg:y="0cm">
            <draw:object draw:notify-on-update-of-ranges="Sheet.A1:Sheet.A1 Sheet.A2:Sheet.A5 Sheet.B1:Sheet.B1 Sheet.B2:Sheet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323cm" svg:height="7.597cm" svg:x="17.995cm" svg:y="0cm">
            <draw:object draw:notify-on-update-of-ranges="Sheet.A7:Sheet.A7 Sheet.A8:Sheet.A11 Sheet.B7:Sheet.B7 Sheet.B8:Sheet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571cm" svg:height="7.676cm" svg:x="29.897cm" svg:y="0cm">
            <draw:object draw:notify-on-update-of-ranges="Sheet.A13:Sheet.A13 Sheet.A14:Sheet.A17 Sheet.B13:Sheet.B13 Sheet.B14:Sheet.B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Yarn install</text:p>
          </table:table-cell>
          <table:table-cell table:style-name="ce2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elte_yarn</text:p>
          </table:table-cell>
          <table:table-cell table:formula="of:=AVERAGE(INDIRECT(&quot;'./results.csv'#$results.A1:A65535&quot;))" office:value-type="float" office:value="1420.64757709251" calcext:value-type="float">
            <text:p>1 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elte_kit_yarn</text:p>
          </table:table-cell>
          <table:table-cell table:formula="of:=AVERAGE(INDIRECT(&quot;'./results.csv'#$results.B1:B65535&quot;))" office:value-type="float" office:value="1734.91629955947" calcext:value-type="float">
            <text:p>1 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ct_yarn</text:p>
          </table:table-cell>
          <table:table-cell table:formula="of:=AVERAGE(INDIRECT(&quot;'./results.csv'#$results.C1:C65535&quot;))" office:value-type="float" office:value="15513.0176211454" calcext:value-type="float">
            <text:p>15 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ct_next_yarn</text:p>
          </table:table-cell>
          <table:table-cell table:formula="of:=AVERAGE(INDIRECT(&quot;'./results.csv'#$results.D1:D65535&quot;))" office:value-type="float" office:value="6058.22466960353" calcext:value-type="float">
            <text:p>6 058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Yarn build</text:p>
          </table:table-cell>
          <table:table-cell table:style-name="ce2" office:value-type="string" calcext:value-type="string">
            <text:p>Averag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svelte_build</text:p>
          </table:table-cell>
          <table:table-cell table:formula="of:=AVERAGE(INDIRECT(&quot;'./results.csv'#$results.E1:E65535&quot;))" office:value-type="float" office:value="1476.99118942731" calcext:value-type="float">
            <text:p>1 477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svelte_kit_build</text:p>
          </table:table-cell>
          <table:table-cell table:formula="of:=AVERAGE(INDIRECT(&quot;'./results.csv'#$results.F1:F65535&quot;))" office:value-type="float" office:value="2528.92070484582" calcext:value-type="float">
            <text:p>2 529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react_build</text:p>
          </table:table-cell>
          <table:table-cell table:formula="of:=AVERAGE(INDIRECT(&quot;'./results.csv'#$results.G1:G65535&quot;))" office:value-type="float" office:value="8516.33039647577" calcext:value-type="float">
            <text:p>8 516</text:p>
          </table:table-cell>
          <table:table-cell table:number-columns-repeated="2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eact_next_build</text:p>
          </table:table-cell>
          <table:table-cell table:formula="of:=AVERAGE(INDIRECT(&quot;'./results.csv'#$results.H1:H65535&quot;))" office:value-type="float" office:value="11830.4273127753" calcext:value-type="float">
            <text:p>11 830</text:p>
          </table:table-cell>
          <table:table-cell table:number-columns-repeated="2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Build size</text:p>
          </table:table-cell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velte_size</text:p>
          </table:table-cell>
          <table:table-cell table:formula="of:=AVERAGE(INDIRECT(&quot;'./results.csv'#$results.I1:I65535&quot;)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elte_kit_size</text:p>
          </table:table-cell>
          <table:table-cell table:formula="of:=AVERAGE(INDIRECT(&quot;'./results.csv'#$results.J1:J65535&quot;))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ct_size</text:p>
          </table:table-cell>
          <table:table-cell table:formula="of:=AVERAGE(INDIRECT(&quot;'./results.csv'#$results.K1:K65535&quot;))" office:value-type="float" office:value="604" calcext:value-type="float">
            <text:p>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ct_next_size</text:p>
          </table:table-cell>
          <table:table-cell table:formula="of:=AVERAGE(INDIRECT(&quot;'./results.csv'#$results.L1:L65535&quot;))" office:value-type="float" office:value="440" calcext:value-type="float">
            <text:p>44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umber of executions</text:p>
          </table:table-cell>
          <table:table-cell table:style-name="Default" table:formula="of:=COUNT(INDIRECT(&quot;'./results.csv'#$results.A1:A65535&quot;))" office:value-type="float" office:value="227" calcext:value-type="float">
            <text:p>22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7T12:15:44.567000000</dc:date>
    <meta:editing-duration>PT22M47S</meta:editing-duration>
    <meta:editing-cycles>13</meta:editing-cycles>
    <meta:generator>LibreOffice/7.3.5.2$Windows_X86_64 LibreOffice_project/184fe81b8c8c30d8b5082578aee2fed2ea847c01</meta:generator>
    <meta:document-statistic meta:table-count="1" meta:cell-count="3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03cm" svg:height="7.651cm" xlink:href=".." xlink:type="simple" chart:class="chart:bar" chart:style-name="ch1">
        <chart:plot-area chart:style-name="ch2" table:cell-range-address="Sheet.A1:Sheet.B5" chart:data-source-has-labels="both" svg:x="0.218cm" svg:y="0.153cm" svg:width="10.467cm" svg:height="7.345cm">
          <chart:coordinate-region svg:x="1.47cm" svg:y="0.353cm" svg:width="9.093cm" svg:height="6.498cm"/>
          <chart:axis chart:dimension="x" chart:name="primary-x" chart:style-name="ch3" chartooo:axis-type="auto">
            <chartooo:date-scale/>
            <chart:categories table:cell-range-address="Sheet.A2:Sheet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.B2:Sheet.B5" chart:label-cell-address="Sheet.B1:Sheet.B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.B1:Shee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_yarn</text:p>
                <draw:g>
                  <svg:desc>Sheet.A2:Sheet.A5</svg:desc>
                </draw:g>
              </table:table-cell>
              <table:table-cell office:value-type="float" office:value="1420.64757709251">
                <text:p>1420.64757709251</text:p>
                <draw:g>
                  <svg:desc>Sheet.B2:Sheet.B5</svg:desc>
                </draw:g>
              </table:table-cell>
            </table:table-row>
            <table:table-row>
              <table:table-cell office:value-type="string">
                <text:p>svelte_kit_yarn</text:p>
              </table:table-cell>
              <table:table-cell office:value-type="float" office:value="1734.91629955947">
                <text:p>1734.91629955947</text:p>
              </table:table-cell>
            </table:table-row>
            <table:table-row>
              <table:table-cell office:value-type="string">
                <text:p>react_yarn</text:p>
              </table:table-cell>
              <table:table-cell office:value-type="float" office:value="15513.0176211454">
                <text:p>15513.0176211454</text:p>
              </table:table-cell>
            </table:table-row>
            <table:table-row>
              <table:table-cell office:value-type="string">
                <text:p>react_next_yarn</text:p>
              </table:table-cell>
              <table:table-cell office:value-type="float" office:value="6058.22466960353">
                <text:p>6058.22466960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24cm" svg:height="7.598cm" xlink:href=".." xlink:type="simple" chart:class="chart:bar" chart:style-name="ch1">
        <chart:plot-area chart:style-name="ch2" table:cell-range-address="Sheet.A7:Sheet.B11" chart:data-source-has-labels="both" svg:x="0.226cm" svg:y="0.151cm" svg:width="10.872cm" svg:height="7.296cm">
          <chart:coordinate-region svg:x="1.481cm" svg:y="0.35cm" svg:width="9.524cm" svg:height="6.45cm"/>
          <chart:axis chart:dimension="x" chart:name="primary-x" chart:style-name="ch3" chartooo:axis-type="auto">
            <chartooo:date-scale/>
            <chart:categories table:cell-range-address="Sheet.A8:Sheet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.B8:Sheet.B11" chart:label-cell-address="Sheet.B7:Sheet.B7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.B7:Sheet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_build</text:p>
                <draw:g>
                  <svg:desc>Sheet.A8:Sheet.A11</svg:desc>
                </draw:g>
              </table:table-cell>
              <table:table-cell office:value-type="float" office:value="1476.99118942731">
                <text:p>1476.99118942731</text:p>
                <draw:g>
                  <svg:desc>Sheet.B8:Sheet.B11</svg:desc>
                </draw:g>
              </table:table-cell>
            </table:table-row>
            <table:table-row>
              <table:table-cell office:value-type="string">
                <text:p>svelte_kit_build</text:p>
              </table:table-cell>
              <table:table-cell office:value-type="float" office:value="2528.92070484582">
                <text:p>2528.92070484582</text:p>
              </table:table-cell>
            </table:table-row>
            <table:table-row>
              <table:table-cell office:value-type="string">
                <text:p>react_build</text:p>
              </table:table-cell>
              <table:table-cell office:value-type="float" office:value="8516.33039647577">
                <text:p>8516.33039647577</text:p>
              </table:table-cell>
            </table:table-row>
            <table:table-row>
              <table:table-cell office:value-type="string">
                <text:p>react_next_build</text:p>
              </table:table-cell>
              <table:table-cell office:value-type="float" office:value="11830.4273127753">
                <text:p>11830.4273127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72cm" svg:height="7.677cm" xlink:href=".." xlink:type="simple" chart:class="chart:bar" chart:style-name="ch1">
        <chart:plot-area chart:style-name="ch2" table:cell-range-address="Sheet.A13:Sheet.B17" chart:data-source-has-labels="both" svg:x="0.211cm" svg:y="0.153cm" svg:width="10.15cm" svg:height="7.371cm">
          <chart:coordinate-region svg:x="1.018cm" svg:y="0.352cm" svg:width="9.286cm" svg:height="6.525cm"/>
          <chart:axis chart:dimension="x" chart:name="primary-x" chart:style-name="ch3" chartooo:axis-type="auto">
            <chartooo:date-scale/>
            <chart:categories table:cell-range-address="Sheet.A14:Sheet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.B14:Sheet.B17" chart:label-cell-address="Sheet.B13:Sheet.B13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.B13:Sheet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_size</text:p>
                <draw:g>
                  <svg:desc>Sheet.A14:Sheet.A17</svg:desc>
                </draw:g>
              </table:table-cell>
              <table:table-cell office:value-type="float" office:value="32">
                <text:p>32</text:p>
                <draw:g>
                  <svg:desc>Sheet.B14:Sheet.B17</svg:desc>
                </draw:g>
              </table:table-cell>
            </table:table-row>
            <table:table-row>
              <table:table-cell office:value-type="string">
                <text:p>svelte_kit_siz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act_size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react_next_size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